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fo:language="es" fo:country="CR" officeooo:paragraph-rsid="0007d823"/>
    </style:style>
    <style:style style:name="P2" style:family="paragraph" style:parent-style-name="Standard">
      <style:paragraph-properties fo:margin-top="0in" fo:margin-bottom="0in" loext:contextual-spacing="false"/>
      <style:text-properties fo:language="es" fo:country="CR" officeooo:rsid="0007d823" officeooo:paragraph-rsid="0015bc2e"/>
    </style:style>
    <style:style style:name="P3" style:family="paragraph" style:parent-style-name="Standard">
      <style:paragraph-properties fo:margin-top="0in" fo:margin-bottom="0in" loext:contextual-spacing="false" fo:line-height="100%"/>
      <style:text-properties fo:language="es" fo:country="CR" officeooo:rsid="0007d823" officeooo:paragraph-rsid="0007d823"/>
    </style:style>
    <style:style style:name="P4" style:family="paragraph" style:parent-style-name="Standard">
      <style:paragraph-properties fo:margin-top="0in" fo:margin-bottom="0in" loext:contextual-spacing="false"/>
      <style:text-properties fo:language="es" fo:country="CR" officeooo:paragraph-rsid="0015bc2e"/>
    </style:style>
    <style:style style:name="P5" style:family="paragraph" style:parent-style-name="Standard">
      <style:paragraph-properties fo:margin-top="0in" fo:margin-bottom="0in" loext:contextual-spacing="false"/>
      <style:text-properties officeooo:paragraph-rsid="0015bc2e"/>
    </style:style>
    <style:style style:name="P6" style:family="paragraph" style:parent-style-name="Standard">
      <style:paragraph-properties fo:margin-top="0in" fo:margin-bottom="0in" loext:contextual-spacing="false" fo:text-align="justify" style:justify-single-word="false"/>
      <style:text-properties fo:font-size="16pt" fo:language="es" fo:country="CR" fo:font-weight="bold" officeooo:rsid="0015bc2e" officeooo:paragraph-rsid="0022539c" style:font-size-asian="16pt" style:font-weight-asian="bold" style:font-size-complex="12pt" style:font-weight-complex="normal"/>
    </style:style>
    <style:style style:name="P7" style:family="paragraph" style:parent-style-name="Standard">
      <style:text-properties fo:font-size="16pt" fo:language="es" fo:country="CR" fo:font-weight="bold" officeooo:rsid="0012d2c0" officeooo:paragraph-rsid="0012d2c0" style:font-size-asian="16pt" style:font-weight-asian="bold"/>
    </style:style>
    <style:style style:name="P8" style:family="paragraph" style:parent-style-name="Standard">
      <style:paragraph-properties fo:text-align="justify" style:justify-single-word="false"/>
      <style:text-properties fo:font-size="16pt" fo:language="es" fo:country="CR" fo:font-weight="bold" officeooo:rsid="0015bc2e" officeooo:paragraph-rsid="0015bc2e" style:font-size-asian="16pt" style:font-weight-asian="bold" style:font-size-complex="12pt" style:font-weight-complex="normal"/>
    </style:style>
    <style:style style:name="P9" style:family="paragraph" style:parent-style-name="Standard">
      <style:text-properties fo:font-size="16pt" fo:language="es" fo:country="CR" fo:font-weight="bold" officeooo:rsid="0015bc2e" officeooo:paragraph-rsid="0015bc2e" style:font-size-asian="16pt" style:font-weight-asian="bold" style:font-size-complex="12pt" style:font-weight-complex="normal"/>
    </style:style>
    <style:style style:name="P10" style:family="paragraph" style:parent-style-name="Standard">
      <style:text-properties fo:font-size="16pt" fo:language="es" fo:country="CR" fo:font-weight="bold" officeooo:paragraph-rsid="0015bc2e" style:font-size-asian="16pt" style:font-weight-asian="bold"/>
    </style:style>
    <style:style style:name="P11" style:family="paragraph" style:parent-style-name="Standard">
      <style:text-properties fo:font-size="12pt" fo:language="es" fo:country="CR" fo:font-weight="normal" officeooo:rsid="0012d2c0" officeooo:paragraph-rsid="0012d2c0"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s" fo:country="CR" fo:font-weight="normal" officeooo:rsid="0015bc2e" officeooo:paragraph-rsid="0015bc2e"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s" fo:country="CR" fo:font-weight="normal" officeooo:rsid="0015bc2e" officeooo:paragraph-rsid="0012d2c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s" fo:country="CR" fo:font-weight="normal" officeooo:rsid="002106f9" officeooo:paragraph-rsid="002106f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s" fo:country="CR" fo:font-weight="normal" officeooo:rsid="001ddc09" officeooo:paragraph-rsid="001d0fd2"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s" fo:country="CR" fo:font-weight="normal" officeooo:rsid="002469fb" officeooo:paragraph-rsid="002390e6"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s" fo:country="CR" fo:font-weight="normal" officeooo:rsid="0027bb9b" officeooo:paragraph-rsid="0027bb9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s" fo:country="CR" fo:font-weight="normal" officeooo:rsid="00280ff7" officeooo:paragraph-rsid="00280ff7"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s" fo:country="CR" fo:font-weight="normal" officeooo:rsid="0029124d" officeooo:paragraph-rsid="0029124d"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s" fo:country="CR" fo:font-weight="normal" officeooo:rsid="002ad45d" officeooo:paragraph-rsid="002ad45d"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s" fo:country="CR" fo:font-weight="normal" officeooo:rsid="002e55a3" officeooo:paragraph-rsid="0029124d"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s" fo:country="CR" fo:font-weight="normal" officeooo:rsid="002e55a3" officeooo:paragraph-rsid="002e55a3"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es" fo:country="CR" fo:font-weight="normal" officeooo:rsid="002ed17b" officeooo:paragraph-rsid="002ed17b"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es" fo:country="CR" fo:font-weight="normal" officeooo:rsid="0030be00" officeooo:paragraph-rsid="0030be00"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es" fo:country="CR" fo:font-weight="normal" officeooo:rsid="0035b436" officeooo:paragraph-rsid="0035b436"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es" fo:country="CR" fo:font-weight="bold" officeooo:rsid="0028ffcf" officeooo:paragraph-rsid="0028ffcf" style:font-size-asian="10.5pt" style:font-weight-asian="bold" style:font-size-complex="12pt" style:font-weight-complex="bold"/>
    </style:style>
    <style:style style:name="P27" style:family="paragraph" style:parent-style-name="Standard">
      <style:paragraph-properties fo:text-align="justify" style:justify-single-word="false"/>
      <style:text-properties fo:font-size="12pt" fo:language="es" fo:country="CR" fo:font-weight="bold" officeooo:rsid="0028ffcf" officeooo:paragraph-rsid="002ed17b" style:font-size-asian="10.5pt" style:font-weight-asian="bold" style:font-size-complex="12pt" style:font-weight-complex="bold"/>
    </style:style>
    <style:style style:name="P28" style:family="paragraph" style:parent-style-name="Standard">
      <style:paragraph-properties fo:text-align="justify" style:justify-single-word="false"/>
      <style:text-properties fo:font-size="12pt" fo:language="es" fo:country="CR" fo:font-weight="bold" officeooo:rsid="00353c42" officeooo:paragraph-rsid="00353c42" style:font-size-asian="10.5pt" style:font-weight-asian="bold" style:font-size-complex="12pt" style:font-weight-complex="bold"/>
    </style:style>
    <style:style style:name="P29" style:family="paragraph" style:parent-style-name="Standard" style:master-page-name="Standard">
      <style:paragraph-properties fo:margin-top="0in" fo:margin-bottom="0in" loext:contextual-spacing="false" fo:line-height="100%" style:page-number="auto"/>
      <style:text-properties fo:language="es" fo:country="CR" officeooo:paragraph-rsid="0007d823"/>
    </style:style>
    <style:style style:name="P30" style:family="paragraph" style:parent-style-name="Standard">
      <style:paragraph-properties fo:text-align="justify" style:justify-single-word="false"/>
      <style:text-properties fo:font-size="12pt" fo:language="es" fo:country="CR" fo:font-weight="normal" officeooo:rsid="00336aa3" officeooo:paragraph-rsid="00336aa3"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language="es" fo:country="CR" fo:font-weight="normal" officeooo:rsid="00336aa3" officeooo:paragraph-rsid="003c24b7"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language="es" fo:country="CR" fo:font-weight="normal" officeooo:rsid="00366e07" officeooo:paragraph-rsid="00366e07"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language="es" fo:country="CR" fo:font-weight="normal" officeooo:rsid="00366e07" officeooo:paragraph-rsid="003c24b7"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language="es" fo:country="CR" fo:font-weight="bold" officeooo:rsid="0039f475" officeooo:paragraph-rsid="0039f475" style:font-size-asian="10.5pt" style:font-weight-asian="bold" style:font-size-complex="12pt" style:font-weight-complex="bold"/>
    </style:style>
    <style:style style:name="P35" style:family="paragraph" style:parent-style-name="Standard">
      <style:paragraph-properties fo:text-align="justify" style:justify-single-word="false"/>
      <style:text-properties fo:font-size="12pt" fo:language="es" fo:country="CR" fo:font-weight="bold" officeooo:rsid="0039f475" officeooo:paragraph-rsid="003c24b7" style:font-size-asian="10.5pt" style:font-weight-asian="bold" style:font-size-complex="12pt" style:font-weight-complex="bold"/>
    </style:style>
    <style:style style:name="P36" style:family="paragraph" style:parent-style-name="Standard">
      <style:paragraph-properties fo:text-align="justify" style:justify-single-word="false"/>
      <style:text-properties fo:font-size="12pt" fo:language="es" fo:country="CR" fo:font-weight="bold" officeooo:rsid="003aeaf6" officeooo:paragraph-rsid="003aeaf6" style:font-size-asian="10.5pt" style:font-weight-asian="bold" style:font-size-complex="12pt" style:font-weight-complex="bold"/>
    </style:style>
    <style:style style:name="P37" style:family="paragraph" style:parent-style-name="Standard">
      <style:paragraph-properties fo:text-align="justify" style:justify-single-word="false"/>
      <style:text-properties fo:font-size="12pt" fo:language="es" fo:country="CR" fo:font-weight="bold" officeooo:rsid="003aeaf6" officeooo:paragraph-rsid="003c24b7" style:font-size-asian="10.5pt" style:font-weight-asian="bold" style:font-size-complex="12pt" style:font-weight-complex="bold"/>
    </style:style>
    <style:style style:name="P38" style:family="paragraph" style:parent-style-name="Standard">
      <style:paragraph-properties fo:text-align="justify" style:justify-single-word="false"/>
      <style:text-properties fo:font-size="12pt" fo:language="es" fo:country="CR" fo:font-weight="bold" officeooo:rsid="00353c42" officeooo:paragraph-rsid="003c24b7" style:font-size-asian="10.5pt" style:font-weight-asian="bold" style:font-size-complex="12pt" style:font-weight-complex="bold"/>
    </style:style>
    <style:style style:name="T1" style:family="text">
      <style:text-properties fo:language="es" fo:country="CR"/>
    </style:style>
    <style:style style:name="T2" style:family="text">
      <style:text-properties fo:language="es" fo:country="CR" officeooo:rsid="0007d823"/>
    </style:style>
    <style:style style:name="T3" style:family="text">
      <style:text-properties fo:language="es" fo:country="CR" officeooo:rsid="001945ea"/>
    </style:style>
    <style:style style:name="T4" style:family="text">
      <style:text-properties officeooo:rsid="0012b833"/>
    </style:style>
    <style:style style:name="T5" style:family="text">
      <style:text-properties officeooo:rsid="001945ea"/>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27bb9b"/>
    </style:style>
    <style:style style:name="T9" style:family="text">
      <style:text-properties officeooo:rsid="00280ff7"/>
    </style:style>
    <style:style style:name="T10" style:family="text">
      <style:text-properties officeooo:rsid="002a2c6f"/>
    </style:style>
    <style:style style:name="T11" style:family="text">
      <style:text-properties officeooo:rsid="002ad45d"/>
    </style:style>
    <style:style style:name="T12" style:family="text">
      <style:text-properties officeooo:rsid="002ed17b"/>
    </style:style>
    <style:style style:name="T13" style:family="text">
      <style:text-properties officeooo:rsid="0030be00"/>
    </style:style>
    <style:style style:name="T14" style:family="text">
      <style:text-properties fo:font-weight="bold" style:font-weight-asian="bold" style:font-weight-complex="bold"/>
    </style:style>
    <style:style style:name="T15" style:family="text">
      <style:text-properties officeooo:rsid="00366e07"/>
    </style:style>
    <style:style style:name="T16" style:family="text">
      <style:text-properties officeooo:rsid="00384a4f"/>
    </style:style>
    <style:style style:name="T17" style:family="text">
      <style:text-properties fo:font-weight="normal" style:font-weight-asian="normal" style:font-weight-complex="normal"/>
    </style:style>
    <style:style style:name="T18" style:family="text">
      <style:text-properties fo:font-weight="normal" officeooo:rsid="00384a4f" style:font-weight-asian="normal" style:font-weight-complex="normal"/>
    </style:style>
    <style:style style:name="T19" style:family="text">
      <style:text-properties officeooo:rsid="003c24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IE-0523 Circuitos Digitales II, I Ciclo 2017</text:p>
      <text:p text:style-name="P1">Profe. Enrique Coen</text:p>
      <text:p text:style-name="P1">Lennon Núñez Meoño, B34943</text:p>
      <text:p text:style-name="P1">Tarea #<text:span text:style-name="T8">4</text:span></text:p>
      <text:p text:style-name="P3"/>
      <text:p text:style-name="P10">Contabilización del Tiempo</text:p>
      <text:p text:style-name="P5"><text:span text:style-name="T1">Buscar información <text:s/></text:span><text:span text:style-name="T3">4</text:span><text:span text:style-name="T1"> </text:span><text:span text:style-name="T2">h</text:span></text:p>
      <text:p text:style-name="P5"><text:span text:style-name="T1">Estudiar información </text:span><text:span text:style-name="T3">4</text:span><text:span text:style-name="T1"> </text:span><text:span text:style-name="T2">h</text:span><text:span text:style-name="T1"> (“on the go”)</text:span></text:p>
      <text:p text:style-name="P5"><text:span text:style-name="T1">Ejecución </text:span><text:span text:style-name="T3">10</text:span><text:span text:style-name="T2"> h</text:span></text:p>
      <text:p text:style-name="P5"><text:span text:style-name="T1"><text:tab/></text:span><text:span text:style-name="T2">Codificar </text:span></text:p>
      <text:p text:style-name="P2"><text:tab/>Corrección de errores de compilación – sintaxis</text:p>
      <text:p text:style-name="P2"><text:tab/>Corrección de lógica de programación para obtener los resultados adecuados</text:p>
      <text:p text:style-name="P4">Confección del Reporte <text:span text:style-name="T5">3 h</text:span> <text:span text:style-name="T4">(“on the go”)</text:span></text:p>
      <text:p text:style-name="P4"/>
      <text:p text:style-name="P7">Resumen</text:p>
      <text:p text:style-name="P13"/>
      <text:p text:style-name="P17">El prese<text:span text:style-name="T9">n</text:span>te trabajo consta de una descripción estructural del registro desplazable de 4 y 32 bits, basado en la biblioteca desarrollada en la Tarea #4. La biblioteca incluye las compuertas lógicas NAND, NOR e INVERSOR, así como Multiplexor 2:1 y un Flip-Flop tipo D.</text:p>
      <text:p text:style-name="P17"/>
      <text:p text:style-name="P17">Para realiza la descripción estructural del registro, se debe entrar en un diseño más detallado de la operación esperada del registro, para esto se divide el marco general en dos seccinoes principales, Control de Flujo y Contro de Datos. Visto desde la perspectiva del registro desplazable de 4 bits, la sección de Control de Flujo consiste en Multiplexores que se encargan de conectar el cable correcto a la entrada correcta, según lo designe el MODO de operación deseado; el Control de Datos consta de los bloques independientes de 1 bit que actualizan el valor de cada registro Q, para esta sección se considera como entrada más importante el bit que desplazará, este último definido por la sección de Control de Flujo.</text:p>
      <text:p text:style-name="P12"/>
      <text:p text:style-name="P18">El registro desplazable de 32 bits se implementó del mismo modo que en la Tarea#2, por medio de instancias del registro de 4 bits (Control de Datos), y el flujo de la operación por medio de Multiplexores entre cada registro (Control de Flujo). </text:p>
      <text:p text:style-name="P12"/>
      <text:p text:style-name="P18">Se incluye un verificador que se encarga de comparar el correcto funcionamiento del registro desplazable realizado por medio de la descripción estructural con respecto al descrito funcionalmiente, reportando si existiese alguna diferencia funcional entre las salidas de los registros, bajo las mismas condiciones de exitación.</text:p>
      <text:p text:style-name="P12"/>
      <text:p text:style-name="P22">La frecuencia de operación queda definida por el retardo existente desde la entrada de cada bloque hasta que la salida está lista, según la operación del flujo de datos entre los bloques para generar el registro completo, en el caso del registro de 4 bits, este retardo es de 71 ns (aprox. 14,08 MHz), para que es el tiempo en que una entrada llega hasta generar un bit desplazado listo para ser leído por el siguiente bloque del registro. Por la implementación de varias instancias del registro de 4 bits para generar uno de 32 bits, este seguiría siendo el mayor retardo existente, de modo que para el registro de 32 bits también se tiene una frecuencia de operación máxima de 14,08 MHz.</text:p>
      <text:p text:style-name="P22"/>
      <text:p text:style-name="P22"/>
      <text:p text:style-name="P12"/>
      <text:p text:style-name="P8"><text:soft-page-break/>Descripción Arquitectónica</text:p>
      <text:p text:style-name="P15"/>
      <text:p text:style-name="P26">Registro de 4 bits:</text:p>
      <text:p text:style-name="P19">El registro consta de dos secciones principales: Control de Flujo y Control de Datos. La sección de Control de Datos consta de 4 bloques menores, cada uno encargado de los 4 bits de los registros Q del estado actual, estos bloques reciben como entradas las señales ENB (si es 0 deberá mantener su estado actual sin importar las demás entradas), CLK (señal del reloj) <text:span text:style-name="T11">e </text:span>IN (bit que desplazará en el próximo estado si se trata de Desplazamiento Normal, <text:span text:style-name="T10">Desplazamiento </text:span>Circular <text:span text:style-name="T10">o </text:span>Carga en Paralelo). Estos bloques no reciben las señales MODO ni DIR ya que de estas se encarga la sección de Control de Flujo, estos bloques serán transparentes respecto al modo de operación y solo se encargarán de poner en el registro correspondiente el valor en IN para el próximo estado, según los ciclos del reloj. Estos bloques tienen como salidas el estado actual Q y el bit desplazado OUT de cada bloque.</text:p>
      <text:p text:style-name="P19"/>
      <text:p text:style-name="P20">La función obtenida por medio de <text:s/>la descripción del funcionamiento del bloque corresponde una para cada salida del bloque, que sería el registro de 1 bit Q y el bit desplazado OUT, de modo que Q = IN*ENB+Q0*ENB', ya que si el ENB está en valor alto, Q corresponde a lo que se ponga a la entrada, pero si el ENB está en bajo, Q mantendrá su estado, es decir, Q = Q0. La operación se da cuando se recibe un flanco positivo del reloj, para ello la salida Q queda guardada en un FF que recibe la señal CLK. Para el bit desplazado, este correspondería al valor de Q anterior al cambio, es decir OUT = Q0. Sin embargo, para OUT no se utiliza un FF para almacenar el bit desplazado, ya que esto incurriría en un desfase de un ciclo del reloj entre el desplazamiento de los datos entre los bloques</text:p>
      <text:p text:style-name="P19"/>
      <text:p text:style-name="P19">La sección de Control Flujo consta de varios Multiplexores encargados de seleccionar la entrada del próximo estado para los bloques de 1 bit del Control de Datos. Según el MODO y DIR se escogerá entre el bit del registro anterior/siguiente, o en su defecto S_IN/S_OUT generales del registro de 4 bits, y D. Para esto se implementa el uso de dos multiplexores seguidos, con esto se logra un selector <text:span text:style-name="T11">para las diferentes entradas que se requieran. En el caso de los bloques del medio (Q1 y Q2) estos deben seleccionar únicamente entre el bit desplazado del bloque a su izquierda (izq) o a su derecha (der). Para estos casos se diseñó dos módulos: Derecha e Izquierda, según se describió previamente. Para el caso de los bloques del medio, de igual manera se utiliza los mismos módulos de selección, ya que igual sirven para izquierda y derecha</text:span></text:p>
      <text:p text:style-name="P21"/>
      <text:p text:style-name="P27">Registro de <text:span text:style-name="T12">32</text:span> bits:</text:p>
      <text:p text:style-name="P23">Este registro consta de la instancia de 8 registros de 4 bits compartiendo entradas/salidas para pasarse los bits desplazados. <text:s/>Las conexiones entre ellos se hace por medio de multiplexores, de manera similar a como se realiza a pequeña escala con los bloques dentro del registro de 4 bits.</text:p>
      <text:p text:style-name="P23"/>
      <text:p text:style-name="P27"><text:span text:style-name="T13">Verificador</text:span>:</text:p>
      <text:p text:style-name="P24">Este módulo compara las salidas de los registros desarrollados por descripción estructural (este informe) y los desarrollados por descripción conductual, cuando estos son exitados por la misma señal de entrada. Ya que los registros desarrollados por descripción estructural incluyen retardos, se debe considerar este mismo para poder comparar las salidas. </text:p>
      <text:p text:style-name="P24"/>
      <text:p text:style-name="P25">Se conoce que el bit Q está listo a 48 ns después del flanco positivo del reloj, se tomará este retardo como punto comparativo para las salidas del registro desplazante.</text:p>
      <text:p text:style-name="P8"/>
      <text:p text:style-name="P8">Plan de Pruebas</text:p>
      <text:p text:style-name="P23">Se debe corroborar que los registros generados mediante la descripción estructural se comporte de igual <text:soft-page-break/>manera que aquellos generados por medio de la descripción conductual previamente, sin embargo, hay que considerar que estos registros incluyen un desface de las salidas en cuanto a la presencia de retardos internos. </text:p>
      <text:p text:style-name="P23"/>
      <text:p text:style-name="P28">Pruebas de Funcionamiento del registro de 4 bits</text:p>
      <text:p text:style-name="P30"><text:span text:style-name="T14">#1:</text:span> <text:span text:style-name="T15">Para probar la carga en paralelo se prueba con cada combinación posible para 4 bits. Al cargarlos en D general, debería verse 48 ns después del flanco positivo del reloj el valor cargado. Se carga una combinación diferente por cada ciclo de reloj, con aproximadamente 22 ns antes del flanco positivo del reloj la señal ya estabilizada.</text:span></text:p>
      <text:p text:style-name="P30"/>
      <text:p text:style-name="P32"><text:span text:style-name="T14">#2:</text:span> <text:span text:style-name="T16">Para probar la rotación hacia la izquierda se pone DIR en 1, y se carga el valor inicial bx0000, el cual debe verse reflejado 48 ns después del flanco positivo del reloj. Se pone S_IN como 1, luego de 4 ciclos del reloj debería verse las transiciones agregando 1's a la izquierda hasta llegar a hxF. S_OUT debe ser 0 ya que los bits desplazados son 0's.</text:span></text:p>
      <text:p text:style-name="P32"/>
      <text:p text:style-name="P34">#3: <text:span text:style-name="T18">Para probar la rotación hacia la </text:span><text:span text:style-name="T17">derecha</text:span><text:span text:style-name="T18"> se pone DIR en </text:span><text:span text:style-name="T17">0</text:span><text:span text:style-name="T18">, y se </text:span><text:span text:style-name="T17">aprovecha de la prueba anterior el valor hxF</text:span><text:span text:style-name="T18">, </text:span><text:span text:style-name="T17">y S_IN como 0. </text:span><text:span text:style-name="T18">Luego de 4 ciclos del reloj debería verse las transiciones agregand</text:span><text:span text:style-name="T17">o</text:span><text:span text:style-name="T18"> </text:span><text:span text:style-name="T17">0</text:span><text:span text:style-name="T18">'s a la </text:span><text:span text:style-name="T17">derecha</text:span><text:span text:style-name="T18"> hasta llegar a hx</text:span><text:span text:style-name="T17">0</text:span><text:span text:style-name="T18">. S_OUT debe ser </text:span><text:span text:style-name="T17">1</text:span><text:span text:style-name="T18"> ya que los bits desplazados son 0's.</text:span></text:p>
      <text:p text:style-name="P34"/>
      <text:p text:style-name="P36"><text:span text:style-name="T16">#</text:span>4:<text:span text:style-name="T17"> Para la rotación circular hacia la izquierda se pone DIR en 1 y se carga en D el valor bx1001. Se puso S_IN en 0, pero al ser rotación circular no debería afectar. El valor en Q debería pasar a bx0011 en el siguiente ciclo del reloj, y luego del cuarto debería regresar a su valor inicial bx1001. <text:s/></text:span></text:p>
      <text:p text:style-name="P36"/>
      <text:p text:style-name="P36"><text:span text:style-name="T16">#</text:span>5:<text:span text:style-name="T17"> Para la rotación circular hacia la derecha se pone DIR en 0 y se carga en D el valor bx1001. Se puso S_IN en 1, pero al ser rotación circular no debería afectar. El valor en Q debería pasar a bx1100 en el siguiente ciclo del reloj, y luego del cuarto debería regresar a su valor inicial bx1001. <text:s/></text:span></text:p>
      <text:p text:style-name="P36"/>
      <text:p text:style-name="P38">Pruebas de Funcionamiento del registro de <text:span text:style-name="T19">32</text:span> bits</text:p>
      <text:p text:style-name="P31"><text:span text:style-name="T14">#1:</text:span> <text:span text:style-name="T15">Para probar la carga en paralelo se prueba con cada combinación posible para 4 bits. Al cargarlos en D general, debería verse 48 ns después del flanco positivo del reloj el valor cargado. Se carga una combinación diferente por cada ciclo de reloj, con aproximadamente 22 ns antes del flanco positivo del reloj la señal ya estabilizada.</text:span></text:p>
      <text:p text:style-name="P31"/>
      <text:p text:style-name="P33"><text:span text:style-name="T14">#2:</text:span> <text:span text:style-name="T16">Para probar la rotación hacia la izquierda se pone DIR en 1, y se carga el valor inicial bx0000, el cual debe verse reflejado 48 ns después del flanco positivo del reloj. Se pone S_IN como 1, luego de 4 ciclos del reloj debería verse las transiciones agregando 1's a la izquierda hasta llegar a hxF. S_OUT debe ser 0 ya que los bits desplazados son 0's.</text:span></text:p>
      <text:p text:style-name="P33"/>
      <text:p text:style-name="P35">#3: <text:span text:style-name="T18">Para probar la rotación hacia la </text:span><text:span text:style-name="T17">derecha</text:span><text:span text:style-name="T18"> se pone DIR en </text:span><text:span text:style-name="T17">0</text:span><text:span text:style-name="T18">, y se </text:span><text:span text:style-name="T17">aprovecha de la prueba anterior el valor hxF</text:span><text:span text:style-name="T18">, </text:span><text:span text:style-name="T17">y S_IN como 0. </text:span><text:span text:style-name="T18">Luego de 4 ciclos del reloj debería verse las transiciones agregand</text:span><text:span text:style-name="T17">o</text:span><text:span text:style-name="T18"> </text:span><text:span text:style-name="T17">0</text:span><text:span text:style-name="T18">'s a la </text:span><text:span text:style-name="T17">derecha</text:span><text:span text:style-name="T18"> hasta llegar a hx</text:span><text:span text:style-name="T17">0</text:span><text:span text:style-name="T18">. S_OUT debe ser </text:span><text:span text:style-name="T17">1</text:span><text:span text:style-name="T18"> ya que los bits desplazados son 0's.</text:span></text:p>
      <text:p text:style-name="P35"/>
      <text:p text:style-name="P37"><text:span text:style-name="T16">#</text:span>4:<text:span text:style-name="T17"> Para la rotación circular hacia la izquierda se pone DIR en 1 y se carga en D el valor bx1001. Se puso S_IN en 0, pero al ser rotación circular no debería afectar. El valor en Q debería pasar a bx0011 en el siguiente ciclo del reloj, y luego del cuarto debería regresar a su valor inicial bx1001. <text:s/></text:span></text:p>
      <text:p text:style-name="P37"/>
      <text:p text:style-name="P37"><text:span text:style-name="T18">#</text:span><text:span text:style-name="T17">5: Para la rotación circular hacia la derecha se pone DIR en 0 y se carga en D el valor bx1001. Se puso S_IN en 1, pero al ser rotación circular no debería afectar. El valor en Q debería pasar a bx1100 en el siguiente ciclo del reloj, y luego del cuarto debería regresar a su valor inicial bx1001. <text:s/></text:span></text:p>
      <text:p text:style-name="P8"><text:soft-page-break/></text:p>
      <text:p text:style-name="P6"/>
      <text:p text:style-name="P8">Instrucciones de Utilización de la Simulación</text:p>
      <text:p text:style-name="P14">Para correr la simulación se realizó un documento Makefile que incluye compilación en Icarus Verilog (iverilog -o <text:span text:style-name="T6">nombre_ejecutable nombre_modulos.v -nombre_probador.v test_bench.v</text:span>)<text:span text:style-name="T7">, ejecución del archivo ejecutable generado (vvp</text:span><text:span text:style-name="T6"> nombre_ejecutable</text:span><text:span text:style-name="T7">) y ejecución del archivo .vcd generado para visualizar los resultados de la simulación con la herramienta GtkWave (gtkwave </text:span><text:span text:style-name="T6">nombre_archivo_señales_simulacion.vcd</text:span><text:span text:style-name="T7">). D</text:span></text:p>
      <text:p text:style-name="P11"/>
      <text:p text:style-name="P9">Ejemplos de los Resultados</text:p>
      <text:p text:style-name="P9"/>
      <text:p text:style-name="P9"/>
      <text:p text:style-name="P9">Conclusiones y Recomendaciones</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non </meta:initial-creator>
    <meta:creation-date>2017-03-24T23:15:45.623539486</meta:creation-date>
    <dc:date>2017-05-01T01:06:58.923925449</dc:date>
    <dc:creator>lennon </dc:creator>
    <meta:editing-duration>PT8H5M50S</meta:editing-duration>
    <meta:editing-cycles>51</meta:editing-cycles>
    <meta:generator>LibreOffice/4.3.3.2$Linux_X86_64 LibreOffice_project/430m0$Build-2</meta:generator>
    <meta:document-statistic meta:table-count="0" meta:image-count="0" meta:object-count="0" meta:page-count="4" meta:paragraph-count="46" meta:word-count="1758" meta:character-count="10155" meta:non-whitespace-character-count="8424"/>
  </office:meta>
</office:document-meta>
</file>